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3909in"/>
    </style:style>
    <style:style style:name="co3" style:family="table-column">
      <style:table-column-properties fo:break-before="auto" style:column-width="6.650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T1" style:family="text">
      <style:text-properties style:font-name="Arimo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DejaVu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mo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Default"/>
        <table:table-column table:style-name="co1" table:number-columns-repeated="1020" table:default-cell-style-name="ce2"/>
        <table:table-row table:style-name="ro1">
          <table:table-cell table:style-name="ce1"/>
          <table:table-cell table:style-name="ce1" office:value-type="string" calcext:value-type="string">
            <text:p>Scenario</text:p>
          </table:table-cell>
          <table:table-cell table:style-name="ce1" office:value-type="string" calcext:value-type="string">
            <text:p>Translation</text:p>
          </table:table-cell>
          <table:table-cell/>
          <table:table-cell table:style-name="ce1"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you/loved one moving away</text:p>
          </table:table-cell>
          <table:table-cell office:value-type="string" calcext:value-type="string">
            <text:p><text:s/>vous/une personne aimée qui déménag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getting an ID card</text:p>
          </table:table-cell>
          <table:table-cell office:value-type="string" calcext:value-type="string">
            <text:p><text:s/>obtenir une carte d'identité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riding a ferry</text:p>
          </table:table-cell>
          <table:table-cell office:value-type="string" calcext:value-type="string">
            <text:p><text:s/>une traversée en ferry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going to the theater</text:p>
          </table:table-cell>
          <table:table-cell office:value-type="string" calcext:value-type="string">
            <text:p><text:s/>aller au théâtre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failing at school</text:p>
          </table:table-cell>
          <table:table-cell office:value-type="string" calcext:value-type="string">
            <text:p><text:span text:style-name="T1"> ê</text:span>tre en échec scolaire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receiving a large amount of money</text:p>
          </table:table-cell>
          <table:table-cell office:value-type="string" calcext:value-type="string">
            <text:p><text:s/>recevoir une grosse somme d'argent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visiting a museum</text:p>
          </table:table-cell>
          <table:table-cell office:value-type="string" calcext:value-type="string">
            <text:p><text:s/>visiter un musée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going to a first session of a class</text:p>
          </table:table-cell>
          <table:table-cell office:value-type="string" calcext:value-type="string">
            <text:p><text:s/>aller à la première leçon d’un cours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taking a day trip</text:p>
          </table:table-cell>
          <table:table-cell office:value-type="string" calcext:value-type="string">
            <text:p><text:s/>faire une excursion d'une journée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meeting a significant other for the first time</text:p>
          </table:table-cell>
          <table:table-cell office:value-type="string" calcext:value-type="string">
            <text:p><text:s/>rencontrer une personne importante pour la première fois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car crash</text:p>
          </table:table-cell>
          <table:table-cell office:value-type="string" calcext:value-type="string">
            <text:p><text:s/>un accident de voiture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flying on a plane</text:p>
          </table:table-cell>
          <table:table-cell office:value-type="string" calcext:value-type="string">
            <text:p><text:s/>faire un vol en avion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going to a movie the day it opens</text:p>
          </table:table-cell>
          <table:table-cell office:value-type="string" calcext:value-type="string">
            <text:p><text:s/>aller voir un film le jour de sa sortie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participating in sports</text:p>
          </table:table-cell>
          <table:table-cell office:value-type="string" calcext:value-type="string">
            <text:p><text:s/>pratiquer un sport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the end of a romantic relationship</text:p>
          </table:table-cell>
          <table:table-cell office:value-type="string" calcext:value-type="string">
            <text:p><text:s/>la fin d'une relation amoureuse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going to a funeral</text:p>
          </table:table-cell>
          <table:table-cell office:value-type="string" calcext:value-type="string">
            <text:p><text:s/>aller à un enterrement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leaving home</text:p>
          </table:table-cell>
          <table:table-cell office:value-type="string" calcext:value-type="string">
            <text:p><text:s/>quitter la maison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visiting a distant relative</text:p>
          </table:table-cell>
          <table:table-cell office:value-type="string" calcext:value-type="string">
            <text:p><text:s/>rendre visite à un parent éloigné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having something stolen /being robbed</text:p>
          </table:table-cell>
          <table:table-cell office:value-type="string" calcext:value-type="string">
            <text:p><text:s/>se faire voler quelque chose / être cambriolé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being in a wedding</text:p>
          </table:table-cell>
          <table:table-cell office:value-type="string" calcext:value-type="string">
            <text:p><text:s/>participer à un mariage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buying a new cell phone</text:p>
          </table:table-cell>
          <table:table-cell office:value-type="string" calcext:value-type="string">
            <text:p><text:s/>acheter un nouveau téléphone portable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playing a board game</text:p>
          </table:table-cell>
          <table:table-cell office:value-type="string" calcext:value-type="string">
            <text:p><text:s/>jouer à un jeu de société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giving a presentation</text:p>
          </table:table-cell>
          <table:table-cell office:value-type="string" calcext:value-type="string">
            <text:p><text:s/>faire une présentation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getting lost</text:p>
          </table:table-cell>
          <table:table-cell office:value-type="string" calcext:value-type="string">
            <text:p><text:s/>se perdre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being followed</text:p>
          </table:table-cell>
          <table:table-cell office:value-type="string" calcext:value-type="string">
            <text:p><text:s/>être suivi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looking for an apartment</text:p>
          </table:table-cell>
          <table:table-cell office:value-type="string" calcext:value-type="string">
            <text:p><text:s/>recherche d'un appartement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/>going to an expensive restaurant</text:p>
          </table:table-cell>
          <table:table-cell office:value-type="string" calcext:value-type="string">
            <text:p><text:s/>aller dans un restaurant chic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/>watching an award ceremony</text:p>
          </table:table-cell>
          <table:table-cell office:value-type="string" calcext:value-type="string">
            <text:p><text:s/>assister à une cérémonie de remise de prix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/>receiving college/graduate school/job rejection letter</text:p>
          </table:table-cell>
          <table:table-cell office:value-type="string" calcext:value-type="string">
            <text:p><text:s/>recevoir une lettre de refus d'une université, d'une école supérieure ou pour un emploi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/>graduating</text:p>
          </table:table-cell>
          <table:table-cell office:value-type="string" calcext:value-type="string">
            <text:p> <text:span text:style-name="T2">recevoir un</text:span> diplôme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the death of someone close</text:p>
          </table:table-cell>
          <table:table-cell office:value-type="string" calcext:value-type="string">
            <text:p><text:s/>la mort d'un proche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/>food poisoning</text:p>
          </table:table-cell>
          <table:table-cell office:value-type="string" calcext:value-type="string">
            <text:p><text:s/>une intoxication alimentaire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/>an argument with parents</text:p>
          </table:table-cell>
          <table:table-cell office:value-type="string" calcext:value-type="string">
            <text:p><text:s/>une dispute avec ses parents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going to a work/club dinner/event</text:p>
          </table:table-cell>
          <table:table-cell office:value-type="string" calcext:value-type="string">
            <text:p><text:s/>aller à un dîner/événement de travail/au club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getting a haircut</text:p>
          </table:table-cell>
          <table:table-cell office:value-type="string" calcext:value-type="string">
            <text:p><text:s/>se faire couper les cheveux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/>hosting a party</text:p>
          </table:table-cell>
          <table:table-cell office:value-type="string" calcext:value-type="string">
            <text:p><text:s/>organiser une fête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/>having a distant friend/relative visit you</text:p>
          </table:table-cell>
          <table:table-cell office:value-type="string" calcext:value-type="string">
            <text:p><text:s/>la visite d'un ami ou d'un parent éloigné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/>unemployment/losing a job</text:p>
          </table:table-cell>
          <table:table-cell office:value-type="string" calcext:value-type="string">
            <text:p><text:s/>le chômage/la perte d'un emploi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/>being injured</text:p>
          </table:table-cell>
          <table:table-cell office:value-type="string" calcext:value-type="string">
            <text:p><text:s/>être blessé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/>being teased/made fun of</text:p>
          </table:table-cell>
          <table:table-cell office:value-type="string" calcext:value-type="string">
            <text:p><text:s/>se faire taquiner/chambrer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/>winning an award</text:p>
          </table:table-cell>
          <table:table-cell office:value-type="string" calcext:value-type="string">
            <text:p><text:s/>remporter un prix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/>cooking an elaborate meal</text:p>
          </table:table-cell>
          <table:table-cell office:value-type="string" calcext:value-type="string">
            <text:p><text:s/>cuisiner un repas élaboré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/>hearing about a disaster</text:p>
          </table:table-cell>
          <table:table-cell office:value-type="string" calcext:value-type="string">
            <text:p><text:s/>entendre parler d'une catastrophe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/>registering to vote/voting</text:p>
          </table:table-cell>
          <table:table-cell office:value-type="string" calcext:value-type="string">
            <text:p><text:s/>s'inscrire pour voter/voter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/>traveling to a nearby state</text:p>
          </table:table-cell>
          <table:table-cell office:value-type="string" calcext:value-type="string">
            <text:p><text:s/>se rendre dans une région voisine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/>going on a mini road-trip</text:p>
          </table:table-cell>
          <table:table-cell office:value-type="string" calcext:value-type="string">
            <text:p><text:s/>faire un mini road-trip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/>receiving shots at the doctor's</text:p>
          </table:table-cell>
          <table:table-cell office:value-type="string" calcext:value-type="string">
            <text:p><text:s/>avoir une piqûre chez le médecin</text:p>
          </table:table-cell>
          <table:table-cell table:number-columns-repeated="102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s/>being harassed</text:p>
          </table:table-cell>
          <table:table-cell office:value-type="string" calcext:value-type="string">
            <text:p><text:s/>être harcelé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/>terrorist attacks</text:p>
          </table:table-cell>
          <table:table-cell office:value-type="string" calcext:value-type="string">
            <text:p><text:s/>des attentats terroristes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/>meeting your advisor</text:p>
          </table:table-cell>
          <table:table-cell office:value-type="string" calcext:value-type="string">
            <text:p><text:s/>rencontre avec votre conseiller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s/>fighting with your best friend</text:p>
          </table:table-cell>
          <table:table-cell office:value-type="string" calcext:value-type="string">
            <text:p><text:s/>se disputer avec son meilleur ami</text:p>
          </table:table-cell>
          <table:table-cell table:number-columns-repeated="102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s/>playing in the snow</text:p>
          </table:table-cell>
          <table:table-cell office:value-type="string" calcext:value-type="string">
            <text:p><text:s/>jouer dans la neige</text:p>
          </table:table-cell>
          <table:table-cell table:number-columns-repeated="102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s/>visiting a loved one in a nursing home/hospital</text:p>
          </table:table-cell>
          <table:table-cell office:value-type="string" calcext:value-type="string">
            <text:p><text:s/>rendre visite à un proche dans une maison de soins ou un hôpital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s/>being caught in the rain</text:p>
          </table:table-cell>
          <table:table-cell office:value-type="string" calcext:value-type="string">
            <text:p><text:s/>être surpris par la pluie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/>getting ill</text:p>
          </table:table-cell>
          <table:table-cell office:value-type="string" calcext:value-type="string">
            <text:p><text:s/>tomber malade</text:p>
          </table:table-cell>
          <table:table-cell table:number-columns-repeated="102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s/>being on a train</text:p>
          </table:table-cell>
          <table:table-cell office:value-type="string" calcext:value-type="string">
            <text:p><text:s/>être dans un train</text:p>
          </table:table-cell>
          <table:table-cell table:number-columns-repeated="102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s/>going to a ball game</text:p>
          </table:table-cell>
          <table:table-cell office:value-type="string" calcext:value-type="string">
            <text:p><text:s/>aller à un match de football</text:p>
          </table:table-cell>
          <table:table-cell table:number-columns-repeated="102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s/>passing out</text:p>
          </table:table-cell>
          <table:table-cell office:value-type="string" calcext:value-type="string">
            <text:p><text:s/>perdre connaissance</text:p>
          </table:table-cell>
          <table:table-cell table:number-columns-repeated="102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s/>seeing a band in concert</text:p>
          </table:table-cell>
          <table:table-cell office:value-type="string" calcext:value-type="string">
            <text:p><text:s/>voir un groupe en concert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s/>embarrassing yourself</text:p>
          </table:table-cell>
          <table:table-cell office:value-type="string" calcext:value-type="string">
            <text:p><text:s/>se mettre dans l'embarras</text:p>
          </table:table-cell>
          <table:table-cell table:number-columns-repeated="102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<text:s/>getting locked out of your house</text:p>
          </table:table-cell>
          <table:table-cell office:value-type="string" calcext:value-type="string">
            <text:p><text:s/>se retrouver enfermé à l'extérieur de sa maison</text:p>
          </table:table-cell>
          <table:table-cell table:number-columns-repeated="102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s/>getting written up/sent to principal</text:p>
          </table:table-cell>
          <table:table-cell office:value-type="string" calcext:value-type="string">
            <text:p><text:s/>être envoyé chez le principal</text:p>
          </table:table-cell>
          <table:table-cell table:number-columns-repeated="102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s/>family or friend getting ill</text:p>
          </table:table-cell>
          <table:table-cell office:value-type="string" calcext:value-type="string">
            <text:p><text:s/>un membre de la famille ou un ami tombe malade</text:p>
          </table:table-cell>
          <table:table-cell table:number-columns-repeated="102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s/>opening an e-mail account</text:p>
          </table:table-cell>
          <table:table-cell office:value-type="string" calcext:value-type="string">
            <text:p><text:s/>ouverture d'un compte e-mail</text:p>
          </table:table-cell>
          <table:table-cell table:number-columns-repeated="102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s/>fixing a broken possession</text:p>
          </table:table-cell>
          <table:table-cell office:value-type="string" calcext:value-type="string">
            <text:p><text:s/>réparer un bien brisé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<text:s/>getting a traffic ticket</text:p>
          </table:table-cell>
          <table:table-cell office:value-type="string" calcext:value-type="string">
            <text:p><text:s/>recevoir une contravention</text:p>
          </table:table-cell>
          <table:table-cell table:number-columns-repeated="102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s/>helping a friend move in</text:p>
          </table:table-cell>
          <table:table-cell office:value-type="string" calcext:value-type="string">
            <text:p><text:s/>aider un ami à emménager</text:p>
          </table:table-cell>
          <table:table-cell table:number-columns-repeated="102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<text:s/>attending a friend's birthday party</text:p>
          </table:table-cell>
          <table:table-cell office:value-type="string" calcext:value-type="string">
            <text:p><text:s/>assister à la fête d'anniversaire d'un ami</text:p>
          </table:table-cell>
          <table:table-cell table:number-columns-repeated="102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<text:s/>being lied to</text:p>
          </table:table-cell>
          <table:table-cell office:value-type="string" calcext:value-type="string">
            <text:p><text:s/>être trompé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s/>eating an exotic fruit for the first time</text:p>
          </table:table-cell>
          <table:table-cell office:value-type="string" calcext:value-type="string">
            <text:p><text:s/>manger un fruit exotique pour la première fois</text:p>
          </table:table-cell>
          <table:table-cell table:number-columns-repeated="102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<text:s/>shopping for a winter coat</text:p>
          </table:table-cell>
          <table:table-cell office:value-type="string" calcext:value-type="string">
            <text:p><text:s/>acheter un manteau d'hiver</text:p>
          </table:table-cell>
          <table:table-cell table:number-columns-repeated="102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<text:s/>repainting walls</text:p>
          </table:table-cell>
          <table:table-cell office:value-type="string" calcext:value-type="string">
            <text:p><text:s/>repeindre les murs</text:p>
          </table:table-cell>
          <table:table-cell table:number-columns-repeated="102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<text:s/>getting rejected by someone</text:p>
          </table:table-cell>
          <table:table-cell office:value-type="string" calcext:value-type="string">
            <text:p><text:s/>être rejeté par quelqu'un</text:p>
          </table:table-cell>
          <table:table-cell table:number-columns-repeated="102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<text:s/>having your portrait taken</text:p>
          </table:table-cell>
          <table:table-cell office:value-type="string" calcext:value-type="string">
            <text:p><text:s/>se faire tirer le portrait</text:p>
          </table:table-cell>
          <table:table-cell table:number-columns-repeated="102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<text:s/>buying a car</text:p>
          </table:table-cell>
          <table:table-cell office:value-type="string" calcext:value-type="string">
            <text:p><text:s/>acheter une voiture</text:p>
          </table:table-cell>
          <table:table-cell table:number-columns-repeated="102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<text:s/>losing an important possession</text:p>
          </table:table-cell>
          <table:table-cell office:value-type="string" calcext:value-type="string">
            <text:p><text:s/>perdre un objet important</text:p>
          </table:table-cell>
          <table:table-cell table:number-columns-repeated="102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<text:s/>seeing someone famous in person</text:p>
          </table:table-cell>
          <table:table-cell office:value-type="string" calcext:value-type="string">
            <text:p><text:s/>voir quelqu’un de célèbre en personne</text:p>
          </table:table-cell>
          <table:table-cell table:number-columns-repeated="102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<text:s/>going to the zoo</text:p>
          </table:table-cell>
          <table:table-cell office:value-type="string" calcext:value-type="string">
            <text:p><text:s/>aller au zoo</text:p>
          </table:table-cell>
          <table:table-cell table:number-columns-repeated="102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<text:s/>seeing a dead animal/human</text:p>
          </table:table-cell>
          <table:table-cell office:value-type="string" calcext:value-type="string">
            <text:p><text:s/>voir un animal/homme mort</text:p>
          </table:table-cell>
          <table:table-cell table:number-columns-repeated="102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<text:s/>receiving collage/graduate school/job acceptance letter</text:p>
          </table:table-cell>
          <table:table-cell office:value-type="string" calcext:value-type="string">
            <text:p><text:s/>recevoir une lettre d'acceptation d'un collège/école supérieure/emploi</text:p>
          </table:table-cell>
          <table:table-cell table:number-columns-repeated="1021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5">00/00/0000</text:date>, <text:time style:data-style-name="N2" text:time-value="10:14:35.2952162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wetha Shankar</meta:initial-creator>
    <meta:creation-date>2022-01-13T13:01:58</meta:creation-date>
    <dc:date>2022-04-05T10:29:18.840745973</dc:date>
    <meta:editing-duration>PT1H13M52S</meta:editing-duration>
    <meta:editing-cycles>7</meta:editing-cycles>
    <meta:generator>LibreOffice/6.4.7.2$Linux_X86_64 LibreOffice_project/40$Build-2</meta:generator>
    <meta:document-statistic meta:table-count="3" meta:cell-count="242" meta:object-count="0"/>
  </office:meta>
</office:document-meta>
</file>